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style="italic" style:text-underline-style="solid" style:text-underline-width="auto" style:text-underline-color="font-color" fo:font-weight="bold" officeooo:rsid="000b70eb" officeooo:paragraph-rsid="000b70eb" style:font-size-asian="24pt" style:font-style-asian="italic" style:font-weight-asian="bold" style:font-size-complex="24pt" style:font-style-complex="italic" style:font-weight-complex="bold"/>
    </style:style>
    <style:style style:name="P2" style:family="paragraph" style:parent-style-name="Standard">
      <style:paragraph-properties fo:text-align="justify" style:justify-single-word="false"/>
      <style:text-properties fo:font-size="12pt" fo:font-style="normal" style:text-underline-style="none" fo:font-weight="normal" officeooo:rsid="000b70eb" officeooo:paragraph-rsid="000b70e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4pt" fo:font-style="normal" style:text-underline-style="none" fo:font-weight="bold" officeooo:rsid="000b70eb" officeooo:paragraph-rsid="000b70eb"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fo:font-size="11pt" fo:font-style="normal" style:text-underline-style="none" fo:font-weight="bold" officeooo:rsid="000bff28" officeooo:paragraph-rsid="000c1417" style:font-size-asian="11pt" style:font-style-asian="normal" style:font-weight-asian="bold" style:font-size-complex="11pt" style:font-style-complex="normal" style:font-weight-complex="bold"/>
    </style:style>
    <style:style style:name="P5" style:family="paragraph" style:parent-style-name="Standard">
      <style:paragraph-properties fo:text-align="justify" style:justify-single-word="false"/>
      <style:text-properties fo:font-size="11pt" fo:font-style="normal" style:text-underline-style="none" fo:font-weight="bold" officeooo:rsid="000bff28" officeooo:paragraph-rsid="000bff28" style:font-size-asian="11pt" style:font-style-asian="normal" style:font-weight-asian="bold" style:font-size-complex="11pt" style:font-style-complex="normal" style:font-weight-complex="bold"/>
    </style:style>
    <style:style style:name="P6" style:family="paragraph" style:parent-style-name="Standard">
      <style:paragraph-properties fo:text-align="justify" style:justify-single-word="false"/>
      <style:text-properties fo:font-size="11pt" fo:font-style="normal" style:text-underline-style="none" fo:font-weight="bold" officeooo:rsid="0011131c" officeooo:paragraph-rsid="0011131c" style:font-size-asian="11pt" style:font-style-asian="normal" style:font-weight-asian="bold" style:font-size-complex="11pt" style:font-style-complex="normal" style:font-weight-complex="bold"/>
    </style:style>
    <style:style style:name="P7" style:family="paragraph" style:parent-style-name="Standard">
      <style:paragraph-properties fo:text-align="justify" style:justify-single-word="false"/>
      <style:text-properties fo:font-size="11pt" fo:font-style="normal" style:text-underline-style="none" fo:font-weight="normal" officeooo:rsid="000c1417" officeooo:paragraph-rsid="000c1417"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font-style="normal" style:text-underline-style="none" fo:font-weight="normal" officeooo:rsid="000c1417" officeooo:paragraph-rsid="001ae52a"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font-size="11pt" fo:font-style="normal" style:text-underline-style="none" fo:font-weight="normal" officeooo:rsid="000db727" officeooo:paragraph-rsid="001ae52a"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font-size="11pt" fo:font-style="normal" style:text-underline-style="none" fo:font-weight="normal" officeooo:rsid="001105aa" officeooo:paragraph-rsid="001105aa"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fo:font-size="11pt" fo:font-style="normal" style:text-underline-style="none" fo:font-weight="normal" officeooo:rsid="001105aa" officeooo:paragraph-rsid="0011131c"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font-size="11pt" fo:font-style="normal" style:text-underline-style="none" fo:font-weight="normal" officeooo:rsid="001105aa" officeooo:paragraph-rsid="0012c41a"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font-size="11pt" fo:font-style="normal" style:text-underline-style="none" fo:font-weight="normal" officeooo:rsid="0011131c" officeooo:paragraph-rsid="0011131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fo:font-weight="bold" officeooo:rsid="0017ae64" officeooo:paragraph-rsid="0017ae64" style:font-weight-asian="bold" style:font-weight-complex="bold"/>
    </style:style>
    <style:style style:name="P15" style:family="paragraph" style:parent-style-name="Standard">
      <style:paragraph-properties fo:text-align="justify" style:justify-single-word="false"/>
      <style:text-properties fo:font-weight="bold" officeooo:rsid="0017ae64" officeooo:paragraph-rsid="0017d2ef" style:font-weight-asian="bold" style:font-weight-complex="bold"/>
    </style:style>
    <style:style style:name="P16" style:family="paragraph" style:parent-style-name="Standard">
      <style:paragraph-properties fo:text-align="justify" style:justify-single-word="false"/>
      <style:text-properties fo:font-weight="bold" officeooo:rsid="001ae52a" officeooo:paragraph-rsid="001ae52a" style:font-weight-asian="bold" style:font-weight-complex="bold"/>
    </style:style>
    <style:style style:name="P17" style:family="paragraph" style:parent-style-name="Standard">
      <style:paragraph-properties fo:text-align="justify" style:justify-single-word="false"/>
      <style:text-properties officeooo:paragraph-rsid="0012c41a"/>
    </style:style>
    <style:style style:name="P18" style:family="paragraph" style:parent-style-name="Standard">
      <style:paragraph-properties fo:text-align="justify" style:justify-single-word="false"/>
      <style:text-properties officeooo:paragraph-rsid="00225c74"/>
    </style:style>
    <style:style style:name="P19" style:family="paragraph" style:parent-style-name="Standard">
      <style:paragraph-properties fo:text-align="justify" style:justify-single-word="false"/>
      <style:text-properties officeooo:rsid="0012c41a" officeooo:paragraph-rsid="0012c41a"/>
    </style:style>
    <style:style style:name="P20" style:family="paragraph" style:parent-style-name="Standard">
      <style:paragraph-properties fo:text-align="justify" style:justify-single-word="false"/>
      <style:text-properties officeooo:rsid="0016811a" officeooo:paragraph-rsid="0016811a"/>
    </style:style>
    <style:style style:name="P21" style:family="paragraph" style:parent-style-name="Standard">
      <style:paragraph-properties fo:text-align="justify" style:justify-single-word="false"/>
      <style:text-properties style:font-name="Liberation Serif" fo:font-size="11pt" fo:font-style="normal" style:text-underline-style="none" fo:font-weight="bold" officeooo:rsid="0012c41a" officeooo:paragraph-rsid="0012c41a" style:font-size-asian="11pt" style:font-style-asian="normal" style:font-weight-asian="bold" style:font-size-complex="11pt" style:font-style-complex="normal" style:font-weight-complex="bold"/>
    </style:style>
    <style:style style:name="P22" style:family="paragraph" style:parent-style-name="Standard">
      <style:paragraph-properties fo:text-align="justify" style:justify-single-word="false"/>
      <style:text-properties style:font-name="Liberation Serif" fo:font-size="11pt" fo:font-style="normal" style:text-underline-style="none" fo:font-weight="bold" officeooo:rsid="001ae52a" officeooo:paragraph-rsid="001ae52a" style:font-size-asian="11pt" style:font-style-asian="normal" style:font-weight-asian="bold" style:font-size-complex="11pt" style:font-style-complex="normal" style:font-weight-complex="bold"/>
    </style:style>
    <style:style style:name="P23" style:family="paragraph" style:parent-style-name="Standard">
      <style:paragraph-properties fo:text-align="justify" style:justify-single-word="false"/>
      <style:text-properties style:font-name="Liberation Serif" fo:font-size="11pt" fo:font-style="normal" style:text-underline-style="none" fo:font-weight="bold" officeooo:rsid="001c7061" officeooo:paragraph-rsid="001c7061"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text-align="justify" style:justify-single-word="false"/>
      <style:text-properties style:font-name="Liberation Serif" fo:font-size="11pt" fo:font-style="normal" style:text-underline-style="none" fo:font-weight="bold" officeooo:rsid="001cc5bb" officeooo:paragraph-rsid="001cc5bb"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style:font-name="Liberation Serif" fo:font-size="11pt" fo:font-style="normal" style:text-underline-style="none" fo:font-weight="bold" officeooo:rsid="001e1338" officeooo:paragraph-rsid="001e1338"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text-align="justify" style:justify-single-word="false"/>
      <style:text-properties style:font-name="Liberation Serif" fo:font-size="11pt" fo:font-style="normal" style:text-underline-style="none" fo:font-weight="bold" officeooo:rsid="001f3234" officeooo:paragraph-rsid="00225c74"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Liberation Serif" fo:font-size="11pt" fo:font-style="normal" style:text-underline-style="none" fo:font-weight="bold" officeooo:rsid="002a36af" officeooo:paragraph-rsid="002a36af"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Liberation Serif" fo:font-size="11pt" fo:font-style="normal" style:text-underline-style="none" fo:font-weight="bold" officeooo:rsid="002ca3ac" officeooo:paragraph-rsid="002ca3ac"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justify" style:justify-single-word="false"/>
      <style:text-properties style:font-name="Liberation Serif" fo:font-size="11pt" fo:font-style="normal" style:text-underline-style="none" fo:font-weight="normal" officeooo:rsid="0014932f" officeooo:paragraph-rsid="0012c41a"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Liberation Serif" fo:font-size="11pt" fo:font-style="normal" style:text-underline-style="none" fo:font-weight="normal" officeooo:rsid="0014932f" officeooo:paragraph-rsid="0014932f"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Liberation Serif" fo:font-size="11pt" fo:font-style="normal" style:text-underline-style="none" fo:font-weight="normal" officeooo:rsid="0014932f" officeooo:paragraph-rsid="0016811a"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Liberation Serif" fo:font-size="11pt" fo:font-style="normal" style:text-underline-style="none" fo:font-weight="normal" officeooo:rsid="0017ae64" officeooo:paragraph-rsid="0017ae64"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Liberation Serif" fo:font-size="11pt" fo:font-style="normal" style:text-underline-style="none" fo:font-weight="normal" officeooo:rsid="0017d2ef" officeooo:paragraph-rsid="0017d2ef"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Liberation Serif" fo:font-size="11pt" fo:font-style="normal" style:text-underline-style="none" fo:font-weight="normal" officeooo:rsid="001ae52a" officeooo:paragraph-rsid="001ae52a"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Liberation Serif" fo:font-size="11pt" fo:font-style="normal" style:text-underline-style="none" fo:font-weight="normal" officeooo:rsid="001cc5bb" officeooo:paragraph-rsid="001cc5bb"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Liberation Serif" fo:font-size="11pt" fo:font-style="normal" style:text-underline-style="none" fo:font-weight="normal" officeooo:rsid="001e1338" officeooo:paragraph-rsid="001e1338"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Liberation Serif" fo:font-size="11pt" fo:font-style="normal" style:text-underline-style="none" fo:font-weight="normal" officeooo:rsid="002336c8" officeooo:paragraph-rsid="00225c74"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Liberation Serif" fo:font-size="11pt" officeooo:paragraph-rsid="00225c74" style:font-size-asian="9.60000038146973pt" style:font-size-complex="11pt"/>
    </style:style>
    <style:style style:name="P39" style:family="paragraph" style:parent-style-name="Standard">
      <style:paragraph-properties fo:text-align="justify" style:justify-single-word="false"/>
      <style:text-properties style:font-name="Liberation Serif" fo:font-size="11pt" fo:font-weight="bold" officeooo:rsid="0025e89b" officeooo:paragraph-rsid="0025e89b" style:font-size-asian="9.60000038146973pt" style:font-weight-asian="bold" style:font-size-complex="11pt" style:font-weight-complex="bold"/>
    </style:style>
    <style:style style:name="P40" style:family="paragraph" style:parent-style-name="Standard">
      <style:paragraph-properties fo:text-align="justify" style:justify-single-word="false"/>
      <style:text-properties style:font-name="Liberation Serif" fo:font-size="11pt" fo:font-weight="normal" officeooo:rsid="0025e89b" officeooo:paragraph-rsid="00288fbe" style:font-size-asian="9.60000038146973pt" style:font-weight-asian="normal" style:font-size-complex="11pt" style:font-weight-complex="normal"/>
    </style:style>
    <style:style style:name="P41" style:family="paragraph" style:parent-style-name="Standard">
      <style:paragraph-properties fo:text-align="justify" style:justify-single-word="false"/>
      <style:text-properties style:font-name="Liberation Serif" fo:font-size="11pt" fo:font-style="italic" style:text-underline-style="none" fo:font-weight="normal" officeooo:rsid="001c7061" officeooo:paragraph-rsid="001c7061" style:font-size-asian="9.60000038146973pt" style:font-style-asian="italic" style:font-weight-asian="normal" style:font-size-complex="11pt" style:font-style-complex="italic" style:font-weight-complex="normal"/>
    </style:style>
    <style:style style:name="P42" style:family="paragraph" style:parent-style-name="Standard">
      <style:paragraph-properties fo:text-align="justify" style:justify-single-word="false"/>
      <style:text-properties style:font-name="Liberation Serif" fo:font-size="14pt" fo:font-style="normal" style:text-underline-style="none" fo:font-weight="bold" officeooo:rsid="001ae52a" officeooo:paragraph-rsid="001ae52a" style:font-size-asian="14pt" style:font-style-asian="normal" style:font-weight-asian="bold" style:font-size-complex="14pt" style:font-style-complex="normal" style:font-weight-complex="bold"/>
    </style:style>
    <style:style style:name="P43" style:family="paragraph" style:parent-style-name="Standard">
      <style:paragraph-properties fo:text-align="justify" style:justify-single-word="false"/>
      <style:text-properties style:font-name="Liberation Serif" fo:font-size="14pt" fo:font-style="normal" style:text-underline-style="none" fo:font-weight="bold" officeooo:rsid="001f3234" officeooo:paragraph-rsid="00225c74" style:font-size-asian="14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style:text-properties style:font-name="Liberation Serif" fo:font-size="14pt" fo:font-style="normal" style:text-underline-style="none" fo:font-weight="bold" officeooo:rsid="002336c8" officeooo:paragraph-rsid="00225c74" style:font-size-asian="14pt" style:font-style-asian="normal" style:font-weight-asian="bold" style:font-size-complex="14pt" style:font-style-complex="normal" style:font-weight-complex="bold"/>
    </style:style>
    <style:style style:name="P45" style:family="paragraph" style:parent-style-name="Standard">
      <style:paragraph-properties fo:text-align="justify" style:justify-single-word="false"/>
      <style:text-properties fo:font-size="11pt" fo:font-style="normal" style:text-underline-style="none" fo:font-weight="bold" officeooo:rsid="000c1417" officeooo:paragraph-rsid="001ae52a" style:font-size-asian="11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ext-properties style:font-name="Liberation Serif" fo:font-size="11pt" fo:font-style="normal" style:text-underline-style="none" fo:font-weight="bold" officeooo:rsid="000c1417" officeooo:paragraph-rsid="001ae52a" style:font-size-asian="11pt" style:font-style-asian="normal" style:font-weight-asian="bold" style:font-size-complex="11pt" style:font-style-complex="normal" style:font-weight-complex="bold"/>
    </style:style>
    <style:style style:name="P47" style:family="paragraph" style:parent-style-name="Standard">
      <style:paragraph-properties fo:text-align="justify" style:justify-single-word="false"/>
      <style:text-properties style:font-name="Liberation Serif" fo:font-size="11pt" fo:font-style="italic" style:text-underline-style="none" fo:font-weight="bold" officeooo:rsid="001c7061" officeooo:paragraph-rsid="001c7061" style:font-size-asian="9.60000038146973pt" style:font-style-asian="italic" style:font-weight-asian="bold" style:font-size-complex="11pt" style:font-style-complex="italic" style:font-weight-complex="bold"/>
    </style:style>
    <style:style style:name="P48" style:family="paragraph" style:parent-style-name="Standard">
      <style:paragraph-properties fo:text-align="justify" style:justify-single-word="false"/>
      <style:text-properties style:font-name="Liberation Serif" fo:font-size="11pt" fo:font-style="italic" style:text-underline-style="none" fo:font-weight="bold" officeooo:rsid="001e1338" officeooo:paragraph-rsid="001e1338" style:font-size-asian="9.60000038146973pt" style:font-style-asian="italic" style:font-weight-asian="bold" style:font-size-complex="11pt" style:font-style-complex="italic" style:font-weight-complex="bold"/>
    </style:style>
    <style:style style:name="T1" style:family="text">
      <style:text-properties officeooo:rsid="000bff28"/>
    </style:style>
    <style:style style:name="T2" style:family="text">
      <style:text-properties fo:font-weight="normal" style:font-weight-asian="normal" style:font-weight-complex="normal"/>
    </style:style>
    <style:style style:name="T3" style:family="text">
      <style:text-properties fo:font-weight="normal" officeooo:rsid="000c1417" style:font-weight-asian="normal" style:font-weight-complex="normal"/>
    </style:style>
    <style:style style:name="T4" style:family="text">
      <style:text-properties fo:font-weight="normal" officeooo:rsid="0020a3d3" style:font-weight-asian="normal" style:font-weight-complex="normal"/>
    </style:style>
    <style:style style:name="T5" style:family="text">
      <style:text-properties fo:font-weight="normal" officeooo:rsid="00225c74" style:font-weight-asian="normal" style:font-weight-complex="normal"/>
    </style:style>
    <style:style style:name="T6" style:family="text">
      <style:text-properties fo:font-weight="normal" officeooo:rsid="001c7061" style:font-weight-asian="normal" style:font-weight-complex="normal"/>
    </style:style>
    <style:style style:name="T7" style:family="text">
      <style:text-properties fo:font-weight="normal" officeooo:rsid="002336c8" style:font-weight-asian="normal" style:font-weight-complex="normal"/>
    </style:style>
    <style:style style:name="T8" style:family="text">
      <style:text-properties fo:font-weight="normal" officeooo:rsid="002bb9f7" style:font-weight-asian="normal" style:font-weight-complex="normal"/>
    </style:style>
    <style:style style:name="T9" style:family="text">
      <style:text-properties fo:font-weight="normal" officeooo:rsid="002ca3ac" style:font-weight-asian="normal" style:font-weight-complex="normal"/>
    </style:style>
    <style:style style:name="T10" style:family="text">
      <style:text-properties fo:font-weight="normal" officeooo:rsid="002e7ff0" style:font-weight-asian="normal" style:font-weight-complex="normal"/>
    </style:style>
    <style:style style:name="T11" style:family="text">
      <style:text-properties officeooo:rsid="000c1417"/>
    </style:style>
    <style:style style:name="T12" style:family="text">
      <style:text-properties fo:font-weight="bold" style:font-weight-asian="bold" style:font-weight-complex="bold"/>
    </style:style>
    <style:style style:name="T13" style:family="text">
      <style:text-properties fo:font-weight="bold" officeooo:rsid="000bff28" style:font-weight-asian="bold" style:font-weight-complex="bold"/>
    </style:style>
    <style:style style:name="T14" style:family="text">
      <style:text-properties fo:font-weight="bold" officeooo:rsid="0011131c" style:font-weight-asian="bold" style:font-weight-complex="bold"/>
    </style:style>
    <style:style style:name="T15" style:family="text">
      <style:text-properties fo:font-weight="bold" officeooo:rsid="000c1417" style:font-weight-asian="bold" style:font-weight-complex="bold"/>
    </style:style>
    <style:style style:name="T16" style:family="text">
      <style:text-properties fo:font-weight="bold" officeooo:rsid="0024f047" style:font-weight-asian="bold" style:font-weight-complex="bold"/>
    </style:style>
    <style:style style:name="T17" style:family="text">
      <style:text-properties fo:font-size="11pt" fo:font-style="normal" style:text-underline-style="none" fo:font-weight="normal" officeooo:rsid="0012c41a" style:font-size-asian="11pt" style:font-style-asian="normal" style:font-weight-asian="normal" style:font-size-complex="11pt" style:font-style-complex="normal" style:font-weight-complex="normal"/>
    </style:style>
    <style:style style:name="T18" style:family="text">
      <style:text-properties fo:font-size="11pt" fo:font-style="normal" style:text-underline-style="none" fo:font-weight="bold" officeooo:rsid="0012c41a" style:font-size-asian="11pt" style:font-style-asian="normal" style:font-weight-asian="bold" style:font-size-complex="11pt" style:font-style-complex="normal" style:font-weight-complex="bold"/>
    </style:style>
    <style:style style:name="T19" style:family="text">
      <style:text-properties officeooo:rsid="0011131c"/>
    </style:style>
    <style:style style:name="T20" style:family="text">
      <style:text-properties officeooo:rsid="0012c41a"/>
    </style:style>
    <style:style style:name="T21" style:family="text">
      <style:text-properties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style:font-name="Liberation Serif" fo:font-size="11pt" fo:font-style="normal" style:text-underline-style="none" fo:font-weight="normal" officeooo:rsid="0012c41a" style:font-size-asian="11pt" style:font-style-asian="normal" style:font-weight-asian="normal" style:font-size-complex="11pt" style:font-style-complex="normal" style:font-weight-complex="normal"/>
    </style:style>
    <style:style style:name="T23" style:family="text">
      <style:text-properties style:font-name="Liberation Serif" fo:font-size="11pt" fo:font-style="normal" style:text-underline-style="none" fo:font-weight="normal" officeooo:rsid="0014932f" style:font-size-asian="11pt" style:font-style-asian="normal" style:font-weight-asian="normal" style:font-size-complex="11pt" style:font-style-complex="normal" style:font-weight-complex="normal"/>
    </style:style>
    <style:style style:name="T24" style:family="text">
      <style:text-properties style:font-name="Liberation Serif" fo:font-size="11pt" fo:font-style="normal" style:text-underline-style="none" fo:font-weight="normal" officeooo:rsid="0017d2ef" style:font-size-asian="11pt" style:font-style-asian="normal" style:font-weight-asian="normal" style:font-size-complex="11pt" style:font-style-complex="normal" style:font-weight-complex="normal"/>
    </style:style>
    <style:style style:name="T25" style:family="text">
      <style:text-properties style:font-name="Liberation Serif" fo:font-size="11pt" fo:font-style="normal" style:text-underline-style="none" fo:font-weight="normal" officeooo:rsid="002336c8" style:font-size-asian="9.60000038146973pt" style:font-style-asian="normal" style:font-weight-asian="normal" style:font-size-complex="11pt" style:font-style-complex="normal" style:font-weight-complex="normal"/>
    </style:style>
    <style:style style:name="T26" style:family="text">
      <style:text-properties style:font-name="Liberation Serif" fo:font-size="11pt" fo:font-style="normal" style:text-underline-style="none" fo:font-weight="bold" style:font-size-asian="11pt" style:font-style-asian="normal" style:font-weight-asian="bold" style:font-size-complex="11pt" style:font-style-complex="normal" style:font-weight-complex="bold"/>
    </style:style>
    <style:style style:name="T27" style:family="text">
      <style:text-properties style:font-name="Liberation Serif" fo:font-size="11pt" fo:font-style="normal" style:text-underline-style="none" fo:font-weight="bold" officeooo:rsid="000bff28" style:font-size-asian="11pt" style:font-style-asian="normal" style:font-weight-asian="bold" style:font-size-complex="11pt" style:font-style-complex="normal" style:font-weight-complex="bold"/>
    </style:style>
    <style:style style:name="T28" style:family="text">
      <style:text-properties style:font-name="Liberation Serif" fo:font-size="11pt" fo:font-style="normal" style:text-underline-style="none" fo:font-weight="bold" officeooo:rsid="0012c41a" style:font-size-asian="11pt" style:font-style-asian="normal" style:font-weight-asian="bold" style:font-size-complex="11pt" style:font-style-complex="normal" style:font-weight-complex="bold"/>
    </style:style>
    <style:style style:name="T29" style:family="text">
      <style:text-properties style:font-name="Liberation Serif" fo:font-size="11pt" fo:font-style="normal" style:text-underline-style="none" fo:font-weight="bold" officeooo:rsid="002336c8" style:font-size-asian="9.60000038146973pt" style:font-style-asian="normal" style:font-weight-asian="bold" style:font-size-complex="11pt" style:font-style-complex="normal" style:font-weight-complex="bold"/>
    </style:style>
    <style:style style:name="T30" style:family="text">
      <style:text-properties style:font-name="Liberation Serif" fo:font-size="11pt" fo:font-style="normal" style:text-underline-style="none" style:font-size-asian="11pt" style:font-style-asian="normal" style:font-size-complex="11pt" style:font-style-complex="normal"/>
    </style:style>
    <style:style style:name="T31" style:family="text">
      <style:text-properties style:font-name="Liberation Serif" fo:font-size="11pt" fo:font-style="normal" style:text-underline-style="none" officeooo:rsid="0014932f" style:font-size-asian="11pt" style:font-style-asian="normal" style:font-size-complex="11pt" style:font-style-complex="normal"/>
    </style:style>
    <style:style style:name="T32" style:family="text">
      <style:text-properties style:font-name="Liberation Serif" fo:font-size="11pt" fo:font-style="normal" style:text-underline-style="none" officeooo:rsid="0017d2ef" style:font-size-asian="11pt" style:font-style-asian="normal" style:font-size-complex="11pt" style:font-style-complex="normal"/>
    </style:style>
    <style:style style:name="T33" style:family="text">
      <style:text-properties style:font-name="Liberation Serif" fo:font-size="11pt" style:font-size-asian="9.60000038146973pt" style:font-size-complex="11pt"/>
    </style:style>
    <style:style style:name="T34" style:family="text">
      <style:text-properties style:font-name="Liberation Serif" fo:font-size="11pt" officeooo:rsid="0024f047" style:font-size-asian="9.60000038146973pt" style:font-size-complex="11pt"/>
    </style:style>
    <style:style style:name="T35" style:family="text">
      <style:text-properties style:font-name="Liberation Serif" fo:font-size="11pt" fo:font-weight="bold" style:font-size-asian="9.60000038146973pt" style:font-weight-asian="bold" style:font-size-complex="11pt" style:font-weight-complex="bold"/>
    </style:style>
    <style:style style:name="T36" style:family="text">
      <style:text-properties style:font-name="Liberation Serif" fo:font-size="11pt" fo:font-weight="bold" officeooo:rsid="0024f047" style:font-size-asian="9.60000038146973pt" style:font-weight-asian="bold" style:font-size-complex="11pt" style:font-weight-complex="bold"/>
    </style:style>
    <style:style style:name="T37" style:family="text">
      <style:text-properties officeooo:rsid="001c7061"/>
    </style:style>
    <style:style style:name="T38" style:family="text">
      <style:text-properties officeooo:rsid="0024f047"/>
    </style:style>
    <style:style style:name="T39" style:family="text">
      <style:text-properties officeooo:rsid="00288fbe"/>
    </style:style>
    <style:style style:name="T40" style:family="text">
      <style:text-properties officeooo:rsid="002a7473"/>
    </style:style>
    <style:style style:name="T41" style:family="text">
      <style:text-properties officeooo:rsid="002bb9f7"/>
    </style:style>
    <style:style style:name="T42" style:family="text">
      <style:text-properties officeooo:rsid="002ca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2</text:p>
      <text:p text:style-name="P2"/>
      <text:p text:style-name="P3"><text:span text:style-name="T11">2</text:span>. Configuración <text:span text:style-name="T11">inicial</text:span> de <text:span text:style-name="T11">clientes</text:span> de DHCP</text:p>
      <text:p text:style-name="P3"/>
      <text:p text:style-name="P4"><text:span text:style-name="T11">1</text:span>. <text:span text:style-name="T2">Direcci</text:span><text:span text:style-name="T3">ó</text:span><text:span text:style-name="T2">n </text:span>ethernet<text:span text:style-name="T2"> de</text:span> pc1: 00:07:e9:bc:01:00</text:p>
      <text:p text:style-name="P4"><text:span text:style-name="T2">Direcci</text:span><text:span text:style-name="T3">ó</text:span><text:span text:style-name="T2">n </text:span>IPv6 local<text:span text:style-name="T2"> de enlace de</text:span> pc1: fe80::207:e9ff:febc:100</text:p>
      <text:p text:style-name="P5"/>
      <text:p text:style-name="P4"><text:span text:style-name="T2">Direcci</text:span><text:span text:style-name="T3">ó</text:span><text:span text:style-name="T2">n </text:span>ethernet<text:span text:style-name="T2"> de </text:span>pc4: 00:07:e9:bc:04:00</text:p>
      <text:p text:style-name="P4"><text:span text:style-name="T2">Direcci</text:span><text:span text:style-name="T3">ó</text:span><text:span text:style-name="T2">n</text:span> IPv6 local<text:span text:style-name="T2"> de enlace de </text:span>pc4: fe80::207:e9ff:febc:400</text:p>
      <text:p text:style-name="P5"/>
      <text:p text:style-name="P7">Contenido del fichero <text:span text:style-name="T13">/etc/network/interfaces</text:span><text:span text:style-name="T1"> </text:span>de pc1:</text:p>
      <text:p text:style-name="P5">pc1:~# <text:span text:style-name="T2">cat /etc/network/interfaces </text:span></text:p>
      <text:p text:style-name="P5">######################################################################</text:p>
      <text:p text:style-name="P5"># /etc/network/interfaces -- configuration file for ifup(8), ifdown(8)</text:p>
      <text:p text:style-name="P5"/>
      <text:p text:style-name="P5">auto lo</text:p>
      <text:p text:style-name="P5">iface lo inet loopback</text:p>
      <text:p text:style-name="P5"/>
      <text:p text:style-name="P5">auto eth0</text:p>
      <text:p text:style-name="P5">iface eth0 inet dhcp</text:p>
      <text:p text:style-name="P5"><text:s text:c="5"/>hwaddress ether 00:07:e9:bc:01:00</text:p>
      <text:p text:style-name="P5"/>
      <text:p text:style-name="P7">En la captura realizada los mensajes de DHCP son los paquetes 4, 6, 9, 10, 11 y 12.</text:p>
      <text:p text:style-name="P7"/>
      <text:p text:style-name="P11"><text:span text:style-name="T12">5.</text:span> <text:span text:style-name="T14">a)</text:span><text:span text:style-name="T19"> </text:span>Los paquetes 4, 5, 6, 7, <text:span text:style-name="T19">17, </text:span><text:span text:style-name="T20">37 y 38</text:span> son los mensajes pertenecientes a la transacción con la que se configura la dirección de pc1.</text:p>
      <text:p text:style-name="P12">Los paquetes 14, 16, 17, 18, <text:span text:style-name="T20">31 y 32 </text:span><text:s/>son los mensajes pertenecientes a la transacción con la que se configura la dirección de pc2.</text:p>
      <text:p text:style-name="P10">Se distinguen del resto de paquetes porque cada paquete contiene un mensaje DHCP, siendo estos mensajes en el caso de cada máquina los correspondientes a <text:span text:style-name="T19">una obtención de concesión.</text:span></text:p>
      <text:p text:style-name="P6"/>
      <text:p text:style-name="P6">b) <text:span text:style-name="T2">Al enviar un DHCP discover y un request, las direcciones ethernet destino son direcciones broadcast (ff:ﬀ:ﬀ:ﬀ:ff:ff). Por otro lado, al realizar el envío de un DHCP offer y un ack, las direcciones ethernet destino son las direcciones ethernet de pc1 y pc2. </text:span></text:p>
      <text:p text:style-name="P13">En el caso en el que se envía un DHCP discover y un request, las direcciones IP destino son direcciones broadcast (255.255.255.255). En el otro caso, al realizar el envío de un DHCP offer y un ack, las direcciones IP destino son las direcciones IP de pc1 y pc2.</text:p>
      <text:p text:style-name="P13"/>
      <text:p text:style-name="P17"><text:span text:style-name="T18">c)</text:span><text:span text:style-name="T17"> L</text:span><text:span text:style-name="T22">as direcciones de destino Ethernet e IP de los distintos mensajes de respuesta que envía el servidor son las direcciones de pc1: </text:span><text:span text:style-name="T27">00:07:e9:bc:01:00 </text:span><text:span text:style-name="T28">y 11.188.0.2;</text:span><text:span text:style-name="T22"> y las direcciones de pc2: <text:s/></text:span><text:span text:style-name="T27">00:07:e9:bc:0</text:span><text:span text:style-name="T28">2</text:span><text:span text:style-name="T27">:00 </text:span><text:span text:style-name="T28">y 11.188.0.10</text:span></text:p>
      <text:p text:style-name="P21"/>
      <text:p text:style-name="P19"><text:span text:style-name="T26">d) </text:span><text:span text:style-name="T23">En pc2 los parámetros de configuración especificados en su fichero de configuración del cliente DHCP son: request subnet-mask, broadcast-address, time-offset, routers,</text:span></text:p>
      <text:p text:style-name="P29"><text:tab/>domain-name, domain-name-servers, domain-search, host-name,</text:p>
      <text:p text:style-name="P29"><text:tab/>interface-mtu,</text:p>
      <text:p text:style-name="P29"><text:tab/>rfc3442-classless-static-routes;</text:p>
      <text:p text:style-name="P29"/>
      <text:p text:style-name="P30">En pc1 los parámetros de configuración especificados en su fichero de configuración del cliente DHCP son:</text:p>
      <text:p text:style-name="P30">request subnet-mask, broadcast-address, time-offset, routers,</text:p>
      <text:p text:style-name="P30"><text:tab/>domain-name, domain-name-servers, domain-search, host-name,</text:p>
      <text:p text:style-name="P30"><text:tab/>interface-mtu,</text:p>
      <text:p text:style-name="P30"><text:tab/>rfc3442-classless-static-routes;</text:p>
      <text:p text:style-name="P30"/>
      <text:p text:style-name="P20"><text:soft-page-break/><text:span text:style-name="T21">Tal como se puede observar en los request de ambas máquinas al servidor, los parámetros solicitados coinciden con los </text:span><text:span text:style-name="T23">parámetros de configuración </text:span><text:span text:style-name="T21">especificados en su fichero de </text:span><text:span text:style-name="T23">configuración del cliente DHCP.</text:span></text:p>
      <text:p text:style-name="P31"/>
      <text:p text:style-name="P14"><text:span text:style-name="T31">e</text:span><text:span text:style-name="T30">)</text:span><text:span text:style-name="T21"> Sí, se utiliza el flag de broadcast de DHCP. El cliente lo pone a 1 pidiendo al servidor que le responda dirigiéndole la respuesta a una IP de broadcast.</text:span></text:p>
      <text:p text:style-name="P32"/>
      <text:p text:style-name="P15"><text:span text:style-name="T30">f)</text:span><text:span text:style-name="T21"> </text:span><text:span text:style-name="T24">El servidor no comprueba si la IP que ofrece a pc1 está libre o no ya que se trata de dirección fija que se ha establecido para esa máquina, pc1.</text:span></text:p>
      <text:p text:style-name="P33"/>
      <text:p text:style-name="P15"><text:span text:style-name="T32">g)</text:span><text:span text:style-name="T24"> <text:s/>El servidor sí comprueba si la IP que ofrece a pc2 está libre ya que se trata de una dirección dinámica, por lo que se realiza una solicitud de ARP para comprobar si esa dirección que le va a asignar a pc2 se encuentra ocupada o está libre.</text:span></text:p>
      <text:p text:style-name="P33"/>
      <text:p text:style-name="P16"><text:span text:style-name="T32">h</text:span><text:span text:style-name="T30">)</text:span><text:span text:style-name="T21"> En el caso de pc2, sí lo comprueba, ya que se trata de una dirección asignada dinámicamente, al contrario que en el caso de pc1, que su dirección se asignó de forma manual. El servidor realiza una solicitud de ARP preguntando por la dirección que le ha asignado a pc2, de esta manera, al obtener una respuesta de pc2, se asegura que dicha dirección sí se ha activado.</text:span></text:p>
      <text:p text:style-name="P34"/>
      <text:p text:style-name="P16"><text:span text:style-name="T30">i)</text:span><text:span text:style-name="T21"> Sí lo comprueban. Proceden a envíar un Neighbour Solicitation cuya dirección destino es su dirección IPv6 multicast de nodo solicitado, comprobando de esta manera si existe alguna máquina más con su dirección.</text:span></text:p>
      <text:p text:style-name="P22"/>
      <text:p text:style-name="P16"><text:span text:style-name="T30">j) </text:span><text:span text:style-name="T21">No se ha activado ninguna ruta como conseuencia de DHCP en ninguna de las dos máquinas.</text:span></text:p>
      <text:p text:style-name="P34"/>
      <text:p text:style-name="P8"><text:span text:style-name="T12">pc1:~#</text:span> ip -6 route</text:p>
      <text:p text:style-name="P45">fe80::/64 dev eth0 <text:s/>metric 256 <text:s/>expires -509sec mtu 1500 advmss 1440 hoplimit 4294967295</text:p>
      <text:p text:style-name="P45">ff00::/8 dev eth0 <text:s/>metric 256 <text:s/>expires -509sec mtu 1500 advmss 1440 hoplimit 4294967295</text:p>
      <text:p text:style-name="P45"/>
      <text:p text:style-name="P9"><text:span text:style-name="T12">pc2</text:span><text:span text:style-name="T15">:~#</text:span><text:span text:style-name="T11"> ip -6 route</text:span></text:p>
      <text:p text:style-name="P45">fe80::/64 dev eth0 <text:s/>metric 256 <text:s/>expires -524sec mtu 1500 advmss 1440 hoplimit 4294967295</text:p>
      <text:p text:style-name="P46">ff00::/8 dev eth0 <text:s/>metric 256 <text:s/>expires -524sec mtu 1500 advmss 1440 hoplimit 4294967295</text:p>
      <text:p text:style-name="P46"/>
      <text:p text:style-name="P42">3. <text:span text:style-name="T37">Renovación de concesiones</text:span></text:p>
      <text:p text:style-name="P42"/>
      <text:p text:style-name="P23">1. <text:span text:style-name="T2">Contenido del fichero /var/lib/dhcp3/dhcpd.leases de r1:</text:span></text:p>
      <text:p text:style-name="P23">r1:~# <text:span text:style-name="T2">cat /var/lib/dhcp3/dhcpd.leases</text:span></text:p>
      <text:p text:style-name="P47"># The format of this file is documented in the dhcpd.leases(5) manual page.</text:p>
      <text:p text:style-name="P47"># This lease file was written by isc-dhcp-V3.1.1</text:p>
      <text:p text:style-name="P47"/>
      <text:p text:style-name="P47">lease 11.188.0.10 {</text:p>
      <text:p text:style-name="P47"><text:s text:c="2"/>starts 3 2023/02/22 11:42:34;</text:p>
      <text:p text:style-name="P47"><text:s text:c="2"/>ends 3 2023/02/22 11:52:34;</text:p>
      <text:p text:style-name="P47"><text:s text:c="2"/>tstp 3 2023/02/22 11:52:34;</text:p>
      <text:p text:style-name="P47"><text:s text:c="2"/>cltt 3 2023/02/22 11:42:34;</text:p>
      <text:p text:style-name="P47"><text:s text:c="2"/>binding state free;</text:p>
      <text:p text:style-name="P47"><text:s text:c="2"/>hardware ethernet 00:07:e9:bc:02:00;</text:p>
      <text:p text:style-name="P47">}</text:p>
      <text:p text:style-name="P47">lease 11.188.0.10 {</text:p>
      <text:p text:style-name="P47"><text:s text:c="2"/>starts 5 2023/02/24 10:15:55;</text:p>
      <text:p text:style-name="P47"><text:s text:c="2"/>ends 5 2023/02/24 10:25:55;</text:p>
      <text:p text:style-name="P47"><text:s text:c="2"/>cltt 5 2023/02/24 10:15:55;</text:p>
      <text:p text:style-name="P47"><text:s text:c="2"/>binding state active;</text:p>
      <text:p text:style-name="P47"><text:s text:c="2"/>next binding state free;</text:p>
      <text:p text:style-name="P47"><text:s text:c="2"/>hardware ethernet 00:07:e9:bc:02:00;</text:p>
      <text:p text:style-name="P47">}</text:p>
      <text:p text:style-name="P41"/>
      <text:p text:style-name="P35"/>
      <text:p text:style-name="P24"><text:soft-page-break/><text:span text:style-name="T5">Ese fichero c</text:span><text:span text:style-name="T2">ontiene información actualizada sobre las concesiones que ha otorgado el servidor a los clientes. Dentro de este archivo hay una entrada por cada concesión que se ha dado y en la que se indica la IP que se ha concedido al cliente, la dirección física del cliente, cuanto tiempo de concesión se ha utilizado, etc.</text:span></text:p>
      <text:p text:style-name="P24"><text:span text:style-name="T2">Solo aparece la información de la IP asignada a pc2 ya que su dirección fue asignada de forma dinámica, elegida de un conjunto de direcciones disponibles que posee r1, de forma que una vez se acabe el tiem</text:span><text:span text:style-name="T5">p</text:span><text:span text:style-name="T2">o de concesión otorgado a pc2, ya no podrá seguir empleando esa dirección IP a no ser que solicite a r1 una renovación de la concesión.</text:span></text:p>
      <text:p text:style-name="P35"/>
      <text:p text:style-name="P25">2.<text:span text:style-name="T2"> Contenido del fichero </text:span>/var/lib/dhcp3/dhclient.eth0.leases <text:span text:style-name="T2">de pc1:</text:span></text:p>
      <text:p text:style-name="P25">pc1:~# <text:span text:style-name="T2">cat /var/lib/dhcp3/dhclient.eth0.leases </text:span></text:p>
      <text:p text:style-name="P48">lease {</text:p>
      <text:p text:style-name="P48"><text:s text:c="2"/>interface "eth0";</text:p>
      <text:p text:style-name="P48"><text:s text:c="2"/>fixed-address 11.188.0.2;</text:p>
      <text:p text:style-name="P48"><text:s text:c="2"/>option subnet-mask 255.255.255.0;</text:p>
      <text:p text:style-name="P48"><text:s text:c="2"/>option routers 11.188.0.1;</text:p>
      <text:p text:style-name="P48"><text:s text:c="2"/>option dhcp-lease-time 600;</text:p>
      <text:p text:style-name="P48"><text:s text:c="2"/>option dhcp-message-type 5;</text:p>
      <text:p text:style-name="P48"><text:s text:c="2"/>option dhcp-server-identifier 11.188.0.1;</text:p>
      <text:p text:style-name="P48"><text:s text:c="2"/>renew 3 2023/02/22 11:44:48;</text:p>
      <text:p text:style-name="P48"><text:s text:c="2"/>rebind 3 2023/02/22 11:44:48;</text:p>
      <text:p text:style-name="P48"><text:s text:c="2"/>expire 3 2023/02/22 11:44:48;</text:p>
      <text:p text:style-name="P48">}</text:p>
      <text:p text:style-name="P48">lease {</text:p>
      <text:p text:style-name="P48"><text:s text:c="2"/>interface "eth0";</text:p>
      <text:p text:style-name="P48"><text:s text:c="2"/>fixed-address 11.188.0.2;</text:p>
      <text:p text:style-name="P48"><text:s text:c="2"/>option subnet-mask 255.255.255.0;</text:p>
      <text:p text:style-name="P48"><text:s text:c="2"/>option routers 11.188.0.1;</text:p>
      <text:p text:style-name="P48"><text:s text:c="2"/>option dhcp-lease-time 600;</text:p>
      <text:p text:style-name="P48"><text:s text:c="2"/>option dhcp-message-type 5;</text:p>
      <text:p text:style-name="P48"><text:s text:c="2"/>option dhcp-server-identifier 11.188.0.1;</text:p>
      <text:p text:style-name="P48"><text:s text:c="2"/>renew 5 2023/02/24 10:20:14;</text:p>
      <text:p text:style-name="P48"><text:s text:c="2"/>rebind 5 2023/02/24 10:24:22;</text:p>
      <text:p text:style-name="P48"><text:s text:c="2"/>expire 5 2023/02/24 10:25:37;</text:p>
      <text:p text:style-name="P48">}</text:p>
      <text:p text:style-name="P48">lease {</text:p>
      <text:p text:style-name="P48"><text:s text:c="2"/>interface "eth0";</text:p>
      <text:p text:style-name="P48"><text:s text:c="2"/>fixed-address 11.188.0.2;</text:p>
      <text:p text:style-name="P48"><text:s text:c="2"/>option subnet-mask 255.255.255.0;</text:p>
      <text:p text:style-name="P48"><text:s text:c="2"/>option routers 11.188.0.1;</text:p>
      <text:p text:style-name="P48"><text:s text:c="2"/>option dhcp-lease-time 600;</text:p>
      <text:p text:style-name="P48"><text:s text:c="2"/>option dhcp-message-type 5;</text:p>
      <text:p text:style-name="P48"><text:s text:c="2"/>option dhcp-server-identifier 11.188.0.1;</text:p>
      <text:p text:style-name="P48"><text:s text:c="2"/>renew 5 2023/02/24 10:25:11;</text:p>
      <text:p text:style-name="P48"><text:s text:c="2"/>rebind 5 2023/02/24 10:28:59;</text:p>
      <text:p text:style-name="P48"><text:s text:c="2"/>expire 5 2023/02/24 10:30:14;</text:p>
      <text:p text:style-name="P48">}</text:p>
      <text:p text:style-name="P48">lease {</text:p>
      <text:p text:style-name="P48"><text:s text:c="2"/>interface "eth0";</text:p>
      <text:p text:style-name="P48"><text:s text:c="2"/>fixed-address 11.188.0.2;</text:p>
      <text:p text:style-name="P48"><text:s text:c="2"/>option subnet-mask 255.255.255.0;</text:p>
      <text:p text:style-name="P48"><text:s text:c="2"/>option routers 11.188.0.1;</text:p>
      <text:p text:style-name="P48"><text:s text:c="2"/>option dhcp-lease-time 600;</text:p>
      <text:p text:style-name="P48"><text:s text:c="2"/>option dhcp-message-type 5;</text:p>
      <text:p text:style-name="P48"><text:s text:c="2"/>option dhcp-server-identifier 11.188.0.1;</text:p>
      <text:p text:style-name="P48"><text:s text:c="2"/>renew 5 2023/02/24 10:29:37;</text:p>
      <text:p text:style-name="P48"><text:s text:c="2"/>rebind 5 2023/02/24 10:33:56;</text:p>
      <text:p text:style-name="P48"><text:s text:c="2"/>expire 5 2023/02/24 10:35:11;</text:p>
      <text:p text:style-name="P48"><text:soft-page-break/>}</text:p>
      <text:p text:style-name="P48">lease {</text:p>
      <text:p text:style-name="P48"><text:s text:c="2"/>interface "eth0";</text:p>
      <text:p text:style-name="P48"><text:s text:c="2"/>fixed-address 11.188.0.2;</text:p>
      <text:p text:style-name="P48"><text:s text:c="2"/>option subnet-mask 255.255.255.0;</text:p>
      <text:p text:style-name="P48"><text:s text:c="2"/>option routers 11.188.0.1;</text:p>
      <text:p text:style-name="P48"><text:s text:c="2"/>option dhcp-lease-time 600;</text:p>
      <text:p text:style-name="P48"><text:s text:c="2"/>option dhcp-message-type 5;</text:p>
      <text:p text:style-name="P48"><text:s text:c="2"/>option dhcp-server-identifier 11.188.0.1;</text:p>
      <text:p text:style-name="P48"><text:s text:c="2"/>renew 5 2023/02/24 10:34:07;</text:p>
      <text:p text:style-name="P48"><text:s text:c="2"/>rebind 5 2023/02/24 10:38:22;</text:p>
      <text:p text:style-name="P48"><text:s text:c="2"/>expire 5 2023/02/24 10:39:37;</text:p>
      <text:p text:style-name="P48">}</text:p>
      <text:p text:style-name="P36"/>
      <text:p text:style-name="P26"><text:span text:style-name="T2">Pc1 </text:span><text:span text:style-name="T4">posee la información de su concesión </text:span><text:span text:style-name="T5">por</text:span><text:span text:style-name="T4">que su dirección IP fue asignada de forma manual </text:span><text:span text:style-name="T5">por el servidor DHCP</text:span><text:span text:style-name="T4">, r1 le envió un mensaje asignándole su dirección con un tiempo de </text:span><text:span text:style-name="T5">renovación, rebinding y expiración</text:span><text:span text:style-name="T4">, </text:span><text:span text:style-name="T5">sin embargo</text:span><text:span text:style-name="T4">, r1 no </text:span><text:span text:style-name="T5">guarda esa información en su fichero </text:span><text:span text:style-name="T6">/var/lib/dhcp3/dhcpd.leases </text:span><text:span text:style-name="T5">porque no </text:span><text:span text:style-name="T7">fue una dirección asignada de forma dinámica ni automática.</text:span></text:p>
      <text:p text:style-name="P37"/>
      <text:p text:style-name="P18"><text:span text:style-name="T29">4.</text:span><text:span text:style-name="T25"> </text:span><text:span text:style-name="T29">a) </text:span><text:span text:style-name="T33">Pc2 envía un mensaje </text:span><text:span text:style-name="T35">DHCP</text:span><text:span text:style-name="T36">RELEASE</text:span><text:span text:style-name="T34"> a r1 informándole que va a dejar de usar su dirección antes de que se agote la concesión que se le había otorgado.</text:span></text:p>
      <text:p text:style-name="P38"/>
      <text:p text:style-name="P39">b) <text:span text:style-name="T2">La diferencia que se produce en el proceso de obtención de la dirección de pc2 con respecto</text:span></text:p>
      <text:p text:style-name="P40">a la captura anterior, es el mensaje <text:span text:style-name="T12">DHCP</text:span><text:span text:style-name="T16">RELEASE</text:span><text:span text:style-name="T38"> </text:span>que envía pc2 a r1 <text:span text:style-name="T40">para dejar de usar la dirección IP que tiene asignada</text:span>. <text:span text:style-name="T39">Por otro lado, </text:span>el mensaje DHCP<text:span text:style-name="T38">RE</text:span><text:span text:style-name="T39">QUEST en este caso confirma la dirección obtenida tras el rearranque de pc2.</text:span></text:p>
      <text:p text:style-name="P37"/>
      <text:p text:style-name="P44"><text:span text:style-name="T41">5.</text:span> Expiración de concesiones</text:p>
      <text:p text:style-name="P43"/>
      <text:p text:style-name="P27"><text:span text:style-name="T42">3</text:span>.<text:span text:style-name="T2"> </text:span><text:span text:style-name="T8">La máquina pc3 obtuvo un tiempo de concesi</text:span><text:span text:style-name="T9">o</text:span><text:span text:style-name="T8">n de 7200, mucho mayor al resto de máquinas.</text:span></text:p>
      <text:p text:style-name="P28"><text:span text:style-name="T41">4.</text:span><text:span text:style-name="T8"> </text:span><text:span text:style-name="T2">El tiempo de concesion de pc3 se debe a que en su fichero de configuración envía un tiempo de concesion negativo, por lo que r1 le otorga un tiempo de concesion de 7200 segundos, que es el tiempo máximo de concesion que tiene configurado r1 para otorgar a una máquina, ya que no es posible un tiempo de concesion negativo. </text:span><text:span text:style-name="T10">En wireshark esa solicitud de tiempo de concesion negativo lo interpreta como “infinito”, por ello r1 le asigna el máximo tiempo de concesion que puede conceder a una máquin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1T19:26:49.652182742</meta:creation-date>
    <dc:date>2023-02-27T17:07:06.022848918</dc:date>
    <meta:editing-duration>PT1H51M58S</meta:editing-duration>
    <meta:editing-cycles>19</meta:editing-cycles>
    <meta:generator>LibreOffice/7.3.7.2$Linux_X86_64 LibreOffice_project/30$Build-2</meta:generator>
    <meta:document-statistic meta:table-count="0" meta:image-count="0" meta:object-count="0" meta:page-count="4" meta:paragraph-count="136" meta:word-count="1315" meta:character-count="8671" meta:non-whitespace-character-count="7343"/>
  </office:meta>
</office:document-meta>
</file>